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947" officeooo:paragraph-rsid="00183947"/>
    </style:style>
    <style:style style:name="P2" style:family="paragraph" style:parent-style-name="Standard">
      <style:text-properties officeooo:rsid="0019598b" officeooo:paragraph-rsid="0019598b"/>
    </style:style>
    <style:style style:name="P3" style:family="paragraph" style:parent-style-name="Standard">
      <style:text-properties officeooo:rsid="001bb65e" officeooo:paragraph-rsid="001bb65e"/>
    </style:style>
    <style:style style:name="P4" style:family="paragraph" style:parent-style-name="Standard">
      <style:text-properties officeooo:rsid="001d74db" officeooo:paragraph-rsid="001d74db"/>
    </style:style>
    <style:style style:name="P5" style:family="paragraph" style:parent-style-name="Standard">
      <style:text-properties officeooo:rsid="001d74db" officeooo:paragraph-rsid="001d74db"/>
    </style:style>
    <style:style style:name="P6" style:family="paragraph" style:parent-style-name="Text_20_body">
      <style:text-properties officeooo:rsid="001eaeb7" officeooo:paragraph-rsid="001eaeb7"/>
    </style:style>
    <style:style style:name="P7" style:family="paragraph" style:parent-style-name="Text_20_body" style:list-style-name="L1">
      <style:text-properties officeooo:rsid="001eaeb7" officeooo:paragraph-rsid="001eaeb7"/>
    </style:style>
    <style:style style:name="P8" style:family="paragraph" style:parent-style-name="Text_20_body" style:list-style-name="L1">
      <style:text-properties officeooo:paragraph-rsid="001eaeb7"/>
    </style:style>
    <style:style style:name="P9" style:family="paragraph" style:parent-style-name="Text_20_body" style:list-style-name="L2">
      <style:text-properties officeooo:rsid="001fcc9a" officeooo:paragraph-rsid="001fcc9a"/>
    </style:style>
    <style:style style:name="T1" style:family="text">
      <style:text-properties officeooo:rsid="0019598b"/>
    </style:style>
    <style:style style:name="T2" style:family="text">
      <style:text-properties officeooo:rsid="001ad034"/>
    </style:style>
    <style:style style:name="T3" style:family="text">
      <style:text-properties officeooo:rsid="001eae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yjoiner Technical Notes</text:p>
      <text:p text:style-name="P1"/>
      <text:p text:style-name="P1">Unable to flash EBB42 successfully. Never boots to Marlin.</text:p>
      <text:p text:style-name="P1"/>
      <text:p text:style-name="P1">Punting the Creality V2.5.2 board from Creality CR-10 V2. </text:p>
      <text:p text:style-name="P1">Building with Marlin-Makaira, but my build requires 170% of RAM <text:span text:style-name="T1">using bugfix-2.1.x</text:span>. <text:span text:style-name="T1">Using 2.1.x only 52% so it’s a bugfix problem?</text:span></text:p>
      <text:p text:style-name="P2">Board is RAMPS_CREALITY and display is REPRAP_DISCOUNT_FULL_GRAPHIC_SMART_CONTROLLER. <text:span text:style-name="T2">And [XYZE]_DRIVER_TYPE is TMS2208_STANDALONE.</text:span></text:p>
      <text:p text:style-name="P3">Can’t disable X_HOME_DIR in 2.1.x because it fails sanity check.</text:p>
      <text:p text:style-name="P3"/>
      <text:p text:style-name="P4">Alextrical’s Makefile has wrong board file number.</text:p>
      <text:p text:style-name="P4">Boards.h has duplicate board numbers</text:p>
      <text:p text:style-name="P4"/>
      <text:h text:style-name="Heading_20_2" text:outline-level="2">Polywelder version 0</text:h>
      <text:p text:style-name="P6">Theory of Operation. Heat ends to be welded against a nozzle at Tm, extrude plastic in the gap to weld. Cool weld below Tg. Pull weld back and forth through another nozzle, 1.75 to 2 mm diameter, to re-form the weld.</text:p>
      <text:p text:style-name="P6"/>
      <text:list xml:id="list2412528048" text:style-name="L1">
        <text:list-item>
          <text:p text:style-name="P8"><text:span text:style-name="T3">Tg of 223 C worked well to reform a single malformed end. Never got a good weld to test reforming a weld.</text:span></text:p>
        </text:list-item>
        <text:list-item>
          <text:p text:style-name="P7">Ends need heated to Tm in order to get a good weld. Extruding filament in the gap may be optional.</text:p>
        </text:list-item>
        <text:list-item>
          <text:p text:style-name="P7">Nearly impossible to align two ends by hand. </text:p>
        </text:list-item>
        <text:list-item>
          <text:p text:style-name="P7">Very hard to pull back and forth by hand if the rig is not fixed because it requires two hands to pull and one to hold the rig.</text:p>
        </text:list-item>
      </text:list>
      <text:h text:style-name="Heading_20_2" text:outline-level="2">Version 1</text:h>
      <text:list xml:id="list212199634" text:style-name="L2">
        <text:list-item>
          <text:p text:style-name="P9">Maybe silicone tube up to the Tg nozzle, with a small gap.</text:p>
        </text:list-item>
        <text:list-item>
          <text:p text:style-name="P9">Instead of nozzle, thin heated strip of copper that is inserted between the two ends, then pulled back. Maybe that strip has a 2mm hole when pulled back so there’s no gap between the silicone and the Tg nozzl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8T22:47:54.917000000</meta:creation-date>
    <dc:date>2023-02-23T21:41:11.711000000</dc:date>
    <meta:editing-duration>P1DT22H43M49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256" meta:character-count="1447" meta:non-whitespace-character-count="1212"/>
  </office:meta>
</office:document-meta>
</file>